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69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61" calcext:value-type="float">
            <text:p>61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500 kWh</text:p>
          </table:table-cell>
          <table:table-cell office:value-type="float" office:value="3439.55" calcext:value-type="float">
            <text:p>3439.55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240.77" calcext:value-type="float">
            <text:p>240.77</text:p>
          </table:table-cell>
          <table:table-cell office:value-type="float" office:value="36.07" calcext:value-type="float">
            <text:p>36.07</text:p>
          </table:table-cell>
          <table:table-cell office:value-type="string" calcext:value-type="string">
            <text:p>T-0</text:p>
          </table:table-cell>
          <table:table-cell office:value-type="float" office:value="3945.02" calcext:value-type="float">
            <text:p>3945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8" calcext:value-type="float">
            <text:p>207.58</text:p>
          </table:table-cell>
          <table:table-cell office:value-type="float" office:value="39.49" calcext:value-type="float">
            <text:p>39.49</text:p>
          </table:table-cell>
          <table:table-cell office:value-type="float" office:value="162.41" calcext:value-type="float">
            <text:p>162.41</text:p>
          </table:table-cell>
          <table:table-cell office:value-type="string" calcext:value-type="string">
            <text:p>543 kWh</text:p>
          </table:table-cell>
          <table:table-cell office:value-type="float" office:value="3923.91" calcext:value-type="float">
            <text:p>3923.91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274.67" calcext:value-type="float">
            <text:p>274.67</text:p>
          </table:table-cell>
          <table:table-cell office:value-type="float" office:value="42.94" calcext:value-type="float">
            <text:p>42.94</text:p>
          </table:table-cell>
          <table:table-cell office:value-type="string" calcext:value-type="string">
            <text:p>T-0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.72" calcext:value-type="float">
            <text:p>206.72</text:p>
          </table:table-cell>
          <table:table-cell office:value-type="float" office:value="5.27" calcext:value-type="float">
            <text:p>5.27</text:p>
          </table:table-cell>
          <table:table-cell office:value-type="float" office:value="161.74" calcext:value-type="float">
            <text:p>161.74</text:p>
          </table:table-cell>
          <table:table-cell office:value-type="string" calcext:value-type="string">
            <text:p>564 kWh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90.43" calcext:value-type="float">
            <text:p>290.43</text:p>
          </table:table-cell>
          <table:table-cell office:value-type="float" office:value="45.17" calcext:value-type="float">
            <text:p>45.17</text:p>
          </table:table-cell>
          <table:table-cell office:value-type="string" calcext:value-type="string">
            <text:p>T-0</text:p>
          </table:table-cell>
          <table:table-cell office:value-type="float" office:value="4858.33" calcext:value-type="float">
            <text:p>4858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28" calcext:value-type="float">
            <text:p>81.2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92 kWh</text:p>
          </table:table-cell>
          <table:table-cell office:value-type="float" office:value="3339.81" calcext:value-type="float">
            <text:p>3339.8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33.79" calcext:value-type="float">
            <text:p>233.79</text:p>
          </table:table-cell>
          <table:table-cell office:value-type="float" office:value="35.05" calcext:value-type="float">
            <text:p>35.05</text:p>
          </table:table-cell>
          <table:table-cell office:value-type="string" calcext:value-type="string">
            <text:p>T-0</text:p>
          </table:table-cell>
          <table:table-cell office:value-type="float" office:value="3855.56" calcext:value-type="float">
            <text:p>3855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483 kWh</text:p>
          </table:table-cell>
          <table:table-cell office:value-type="float" office:value="3261.84" calcext:value-type="float">
            <text:p>3261.8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28.33" calcext:value-type="float">
            <text:p>228.33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T-0</text:p>
          </table:table-cell>
          <table:table-cell office:value-type="float" office:value="3689.4" calcext:value-type="float">
            <text:p>368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44.16" calcext:value-type="float">
            <text:p>44.1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460 kWh</text:p>
          </table:table-cell>
          <table:table-cell office:value-type="float" office:value="3083.83" calcext:value-type="float">
            <text:p>3083.8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15.87" calcext:value-type="float">
            <text:p>215.87</text:p>
          </table:table-cell>
          <table:table-cell office:value-type="float" office:value="32.48" calcext:value-type="float">
            <text:p>32.48</text:p>
          </table:table-cell>
          <table:table-cell office:value-type="string" calcext:value-type="string">
            <text:p>T-0</text:p>
          </table:table-cell>
          <table:table-cell office:value-type="float" office:value="3540.63" calcext:value-type="float">
            <text:p>3540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2.6" calcext:value-type="float">
            <text:p>32.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77 kWh</text:p>
          </table:table-cell>
          <table:table-cell office:value-type="float" office:value="3192.62" calcext:value-type="float">
            <text:p>3192.6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23.48" calcext:value-type="float">
            <text:p>223.48</text:p>
          </table:table-cell>
          <table:table-cell office:value-type="float" office:value="33.56" calcext:value-type="float">
            <text:p>33.56</text:p>
          </table:table-cell>
          <table:table-cell office:value-type="string" calcext:value-type="string">
            <text:p>T-0</text:p>
          </table:table-cell>
          <table:table-cell office:value-type="float" office:value="3645.88" calcext:value-type="float">
            <text:p>3645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472 kWh</text:p>
          </table:table-cell>
          <table:table-cell office:value-type="float" office:value="3144.05" calcext:value-type="float">
            <text:p>3144.0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20.08" calcext:value-type="float">
            <text:p>220.08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T-0</text:p>
          </table:table-cell>
          <table:table-cell office:value-type="float" office:value="3560.15" calcext:value-type="float">
            <text:p>356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35.06" calcext:value-type="float">
            <text:p>35.06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93 kWh</text:p>
          </table:table-cell>
          <table:table-cell office:value-type="float" office:value="3235.3" calcext:value-type="float">
            <text:p>3235.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26.47" calcext:value-type="float">
            <text:p>226.47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T-0</text:p>
          </table:table-cell>
          <table:table-cell office:value-type="float" office:value="3693.08" calcext:value-type="float">
            <text:p>369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.53" calcext:value-type="float">
            <text:p>196.53</text:p>
          </table:table-cell>
          <table:table-cell office:value-type="float" office:value="1.6" calcext:value-type="float">
            <text:p>1.6</text:p>
          </table:table-cell>
          <table:table-cell office:value-type="float" office:value="161.87" calcext:value-type="float">
            <text:p>161.87</text:p>
          </table:table-cell>
          <table:table-cell office:value-type="string" calcext:value-type="string">
            <text:p>536 kWh</text:p>
          </table:table-cell>
          <table:table-cell office:value-type="float" office:value="3637.5" calcext:value-type="float">
            <text:p>3637.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54.63" calcext:value-type="float">
            <text:p>254.63</text:p>
          </table:table-cell>
          <table:table-cell office:value-type="float" office:value="39.96" calcext:value-type="float">
            <text:p>39.96</text:p>
          </table:table-cell>
          <table:table-cell office:value-type="string" calcext:value-type="string">
            <text:p>T-0</text:p>
          </table:table-cell>
          <table:table-cell office:value-type="float" office:value="4292.09" calcext:value-type="float">
            <text:p>429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76.24" calcext:value-type="float">
            <text:p>76.24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472 kWh</text:p>
          </table:table-cell>
          <table:table-cell office:value-type="float" office:value="3038.32" calcext:value-type="float">
            <text:p>3038.3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12.68" calcext:value-type="float">
            <text:p>212.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-0</text:p>
          </table:table-cell>
          <table:table-cell office:value-type="float" office:value="3521.03" calcext:value-type="float">
            <text:p>3521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4.94" calcext:value-type="float">
            <text:p>194.94</text:p>
          </table:table-cell>
          <table:table-cell office:value-type="float" office:value="62.11" calcext:value-type="float">
            <text:p>62.11</text:p>
          </table:table-cell>
          <table:table-cell office:value-type="float" office:value="160.55" calcext:value-type="float">
            <text:p>160.55</text:p>
          </table:table-cell>
          <table:table-cell office:value-type="string" calcext:value-type="string">
            <text:p>512 kWh</text:p>
          </table:table-cell>
          <table:table-cell office:value-type="float" office:value="3347.92" calcext:value-type="float">
            <text:p>3347.9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34.35" calcext:value-type="float">
            <text:p>234.35</text:p>
          </table:table-cell>
          <table:table-cell office:value-type="float" office:value="37.03" calcext:value-type="float">
            <text:p>37.03</text:p>
          </table:table-cell>
          <table:table-cell office:value-type="string" calcext:value-type="string">
            <text:p>T-0</text:p>
          </table:table-cell>
          <table:table-cell office:value-type="float" office:value="4036.9" calcext:value-type="float">
            <text:p>403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37:34.150000000</meta:creation-date>
    <dc:date>2018-03-26T07:41:13.183000000</dc:date>
    <meta:editing-duration>PT3M39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